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73e"/>
    </style:style>
    <style:style style:name="P2" style:family="paragraph" style:parent-style-name="Standard">
      <style:paragraph-properties fo:text-align="start" style:justify-single-word="false"/>
      <style:text-properties officeooo:paragraph-rsid="0019e73e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9e73e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9e73e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9e73e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9e73e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9e73e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9e73e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9e73e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9e73e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9e73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9e73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9e73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9e73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9e73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9e73e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9e73e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9e73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9e73e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9e73e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b0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2" style:data-style-name="N0">6.02</text:variable-set>: <text:span text:style-name="T7">Gravitational Potential Energy</text:span></text:p>
      <text:p text:style-name="P1"/>
      <text:list xml:id="list6623792955489710112" text:style-name="L1">
        <text:list-item>
          <text:p text:style-name="P12">Jorge has a mass of 1<text:span text:style-name="T7">1</text:span>0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135708021916967" text:continue-numbering="true" text:style-name="L1">
        <text:list-item>
          <text:p text:style-name="P12">Tamia lifts a <text:span text:style-name="T7">1</text:span>5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135707411952466" text:continue-numbering="true" text:style-name="L1">
        <text:list-item>
          <text:p text:style-name="P13">Madel<text:span text:style-name="T2">e</text:span>ine is skydiving. <text:s/>She jumps from the plane when it is <text:span text:style-name="T7">19</text:span>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5707910146426" text:continue-numbering="true" text:style-name="L1">
        <text:list-item>
          <text:p text:style-name="P14">A 2000 kg box is lifted 2<text:span text:style-name="T7">0</text:span>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707425268298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<text:span text:style-name="T7">9</text:span>5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5707048940067" text:continue-numbering="true" text:style-name="L1">
        <text:list-item>
          <text:p text:style-name="P14"><text:soft-page-break/>A helicopter is flying at a height of <text:span text:style-name="T7">60</text:span> m. <text:s/><text:span text:style-name="T2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706541863599" text:continue-numbering="true" text:style-name="L1">
        <text:list-item>
          <text:p text:style-name="P16">Nikki pushes <text:span text:style-name="T3">a</text:span> box up a ramp that is 3<text:span text:style-name="T7">5</text:span>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5708036616477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35707219500266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135706681047647" text:continue-numbering="true" text:style-name="L1">
        <text:list-item>
          <text:p text:style-name="P20">Amanda climbs to the top of a ladder that is 4.<text:span text:style-name="T7">2</text:span>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135707323426856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7:06.21861405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057715351</meta:creation-date>
    <meta:editing-duration>PT7M35S</meta:editing-duration>
    <meta:editing-cycles>4</meta:editing-cycles>
    <meta:generator>LibreOffice/4.3.7.2$Linux_X86_64 LibreOffice_project/430$Build-2</meta:generator>
    <dc:date>2016-08-19T13:57:06.109849709</dc:date>
    <meta:document-statistic meta:table-count="0" meta:image-count="2" meta:object-count="0" meta:page-count="2" meta:paragraph-count="16" meta:word-count="279" meta:character-count="1381" meta:non-whitespace-character-count="1077"/>
  </office:meta>
</office:document-meta>
</file>